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Palatino-Bold" svg:font-family="Palatino-Bold"/>
    <style:font-face style:name="Palatino-Roman" svg:font-family="Palatino-Roman"/>
    <style:font-face style:name="Palatino-Italic" svg:font-family="Palatino-Italic" style:font-family-generic="script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1984in"/>
        </style:tab-stops>
      </style:paragraph-properties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50%" fo:text-align="start" style:justify-single-word="false" style:text-autospace="none">
        <style:tab-stops>
          <style:tab-stop style:position="0.3028in"/>
        </style:tab-stops>
      </style:paragraph-properties>
      <style:text-properties style:font-name="Calibri" fo:font-size="11pt" style:font-name-asian="Palatino-Roman" style:font-size-asian="11pt" style:font-name-complex="Palatino-Roman" style:font-size-complex="11pt"/>
    </style:style>
    <style:style style:name="P4" style:family="paragraph" style:parent-style-name="Standard">
      <style:paragraph-properties style:text-autospace="none"/>
      <style:text-properties style:font-name="Calibri" fo:font-size="11pt" style:font-name-asian="Palatino-Roman" style:font-size-asian="11pt" style:font-name-complex="Palatino-Roman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font-name="Palatino-Roman" fo:font-size="9.5pt" style:font-name-asian="Palatino-Roman" style:font-size-asian="9.5pt" style:font-name-complex="Palatino-Roman" style:font-size-complex="9.5pt"/>
    </style:style>
    <style:style style:name="P7" style:family="paragraph" style:parent-style-name="Standard">
      <style:paragraph-properties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8" style:family="paragraph" style:parent-style-name="Standard">
      <style:paragraph-properties fo:margin-left="-0.0098in" fo:margin-right="0in" fo:text-align="start" style:justify-single-word="false" fo:text-indent="0in" style:auto-text-indent="fals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margin-left="-0.0098in" fo:margin-right="0in" fo:text-align="start" style:justify-single-word="false" fo:text-indent="0in" style:auto-text-indent="false">
        <style:tab-stops>
          <style:tab-stop style:position="0.3028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fo:font-style="normal" style:text-underline-style="none" fo:font-weight="normal" style:font-name-asian="Palatino-Italic" style:font-size-asian="11pt" style:font-style-asian="normal" style:font-weight-asian="normal" style:font-name-complex="Palatino-Italic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311in"/>
        </style:tab-stops>
      </style:paragraph-properties>
      <style:text-properties style:font-name="Calibri" fo:font-size="11pt" style:font-name-asian="Palatino-Roman" style:font-size-asian="11pt" style:font-name-complex="Palatino-Roman" style:font-size-complex="11pt"/>
    </style:style>
    <style:style style:name="P17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 style:text-autospace="non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18" style:family="paragraph" style:parent-style-name="Standard" style:master-page-name="">
      <style:paragraph-properties fo:margin-left="0in" fo:margin-right="0in" fo:text-align="start" style:justify-single-word="false" fo:text-indent="0.2937in" style:auto-text-indent="false" style:page-number="auto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master-page-name="">
      <style:paragraph-properties fo:margin-left="0in" fo:margin-right="0in" fo:text-align="start" style:justify-single-word="false" fo:text-indent="0.2937in" style:auto-text-indent="false" style:page-number="auto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master-page-name="">
      <style:paragraph-properties fo:margin-left="0in" fo:margin-right="0in" fo:line-height="150%" fo:text-align="start" style:justify-single-word="false" fo:text-indent="0.2937in" style:auto-text-indent="false" style:page-number="auto" style:text-autospace="none">
        <style:tab-stops>
          <style:tab-stop style:position="0.3311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master-page-name="">
      <style:paragraph-properties fo:margin-left="0in" fo:margin-right="0in" fo:line-height="150%" fo:text-align="start" style:justify-single-word="false" fo:text-indent="0.2937in" style:auto-text-indent="false" style:page-number="auto" style:text-autospace="none"/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22" style:family="paragraph" style:parent-style-name="Standard">
      <style:paragraph-properties fo:margin-left="0in" fo:margin-right="0in" fo:text-align="start" style:justify-single-word="false" fo:text-indent="0.2937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.2937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.3126in" style:auto-text-indent="false" style:text-autospace="none"/>
      <style:text-properties style:font-name="Courier New" fo:font-size="10pt" style:font-size-asian="10pt" style:font-size-complex="10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.3126in" style:auto-text-indent="false" style:text-autospace="none">
        <style:tab-stops>
          <style:tab-stop style:position="0.3311in"/>
        </style:tab-stops>
      </style:paragraph-properties>
      <style:text-properties style:font-name="Courier New"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.3126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.3126in" style:auto-text-indent="false" style:text-autospace="none">
        <style:tab-stops>
          <style:tab-stop style:position="0.3126in"/>
        </style:tab-stops>
      </style:paragraph-properties>
      <style:text-properties style:font-name="Courier New" fo:font-size="10pt" style:font-name-asian="Courier" style:font-size-asian="10pt" style:font-name-complex="Courier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.3126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.3126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 style:master-page-name="">
      <style:paragraph-properties fo:margin-left="0in" fo:margin-right="0in" fo:text-align="start" style:justify-single-word="false" fo:text-indent="0.3126in" style:auto-text-indent="false" style:page-number="auto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 style:master-page-name="">
      <style:paragraph-properties fo:margin-left="0in" fo:margin-right="0in" fo:text-align="start" style:justify-single-word="false" fo:text-indent="0.3028in" style:auto-text-indent="false" style:page-number="auto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.3028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.3028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.3028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.3028in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6" style:family="paragraph" style:parent-style-name="Standard" style:master-page-name="">
      <style:paragraph-properties fo:margin-left="0in" fo:margin-right="0in" fo:line-height="150%" fo:text-align="start" style:justify-single-word="false" fo:text-indent="0.322in" style:auto-text-indent="false" style:page-number="auto" style:text-autospace="none">
        <style:tab-stops>
          <style:tab-stop style:position="0.3028in"/>
        </style:tab-stops>
      </style:paragraph-properties>
      <style:text-properties style:font-name="Courier New" fo:font-size="10pt" fo:font-style="normal" style:text-underline-style="solid" style:text-underline-width="auto" style:text-underline-color="font-color" style:font-name-asian="Courier New" style:font-size-asian="10pt" style:font-style-asian="normal" style:font-name-complex="Courier New" style:font-size-complex="10pt" style:font-style-complex="normal"/>
    </style:style>
    <style:style style:name="P37" style:family="paragraph" style:parent-style-name="Standard" style:master-page-name="">
      <style:paragraph-properties fo:margin-left="0in" fo:margin-right="0in" fo:text-align="start" style:justify-single-word="false" fo:text-indent="0.322in" style:auto-text-indent="false" style:page-number="auto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margin-left="0in" fo:margin-right="0in" fo:text-align="start" style:justify-single-word="false" fo:text-indent="0.322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.322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.322in" style:auto-text-indent="false" style:text-autospace="none"/>
      <style:text-properties fo:font-variant="normal" fo:text-transform="none" fo:color="#000000" style:font-name="Calibri" fo:font-size="11pt" fo:letter-spacing="normal" fo:font-style="normal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41" style:family="paragraph" style:parent-style-name="Standard" style:master-page-name="">
      <style:paragraph-properties fo:margin-left="0in" fo:margin-right="0in" fo:text-align="start" style:justify-single-word="false" fo:text-indent="0.3311in" style:auto-text-indent="false" style:page-number="auto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.3311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margin-left="0in" fo:margin-right="0in" fo:text-align="start" style:justify-single-word="false" fo:text-indent="0.3311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Preformatted_20_Text">
      <style:paragraph-properties fo:margin-left="0.3126in" fo:margin-right="0.3126in" fo:margin-top="0in" fo:margin-bottom="0in" fo:widows="1" fo:text-indent="0in" style:auto-text-indent="false"/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45" style:family="paragraph" style:parent-style-name="Preformatted_20_Text">
      <style:paragraph-properties fo:margin-left="0.3126in" fo:margin-right="0.3126in" fo:margin-top="0in" fo:margin-bottom="0in" fo:widows="1" fo:text-indent="0in" style:auto-text-indent="false"/>
      <style:text-properties fo:font-variant="normal" fo:text-transform="none" fo:color="#000000" style:font-name="Courier New" fo:font-size="10pt" fo:letter-spacing="normal" style:font-size-asian="10pt" style:font-size-complex="10pt"/>
    </style:style>
    <style:style style:name="P46" style:family="paragraph" style:parent-style-name="Standard" style:list-style-name="L1">
      <style:paragraph-properties fo:margin-left="-0.0098in" fo:margin-right="0in" fo:margin-top="0in" fo:margin-bottom="0in" fo:line-height="150%" fo:text-align="start" style:justify-single-word="false" fo:text-indent="0in" style:auto-text-indent="false">
        <style:tab-stops>
          <style:tab-stop style:position="0.3028in"/>
        </style:tab-stops>
      </style:paragraph-properties>
    </style:style>
    <style:style style:name="P47" style:family="paragraph" style:parent-style-name="Standard" style:list-style-name="L1">
      <style:paragraph-properties fo:margin-left="-0.0098in" fo:margin-right="0in" fo:text-align="start" style:justify-single-word="false" fo:text-indent="0in" style:auto-text-indent="false">
        <style:tab-stops>
          <style:tab-stop style:position="0.3028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1984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9" style:family="paragraph" style:parent-style-name="Standard" style:list-style-name="L5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0" style:family="paragraph" style:parent-style-name="Standard" style:list-style-name="L6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1898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1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52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 style:list-style-name="L6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2937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5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56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alibri" fo:font-size="11pt" style:font-size-asian="11pt" style:font-size-complex="11pt"/>
    </style:style>
    <style:style style:name="P57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126in"/>
        </style:tab-stops>
      </style:paragraph-properties>
      <style:text-properties style:font-name="Calibri" fo:font-size="11pt" style:font-size-asian="11pt" style:font-size-complex="11pt"/>
    </style:style>
    <style:style style:name="P58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311in"/>
        </style:tab-stops>
      </style:paragraph-properties>
      <style:text-properties style:font-name="Calibri" fo:font-size="11pt" style:font-size-asian="11pt" style:font-size-complex="11pt"/>
    </style:style>
    <style:style style:name="P59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126in"/>
        </style:tab-stops>
      </style:paragraph-properties>
      <style:text-properties style:font-name="Calibri" fo:font-size="11pt" style:font-name-asian="Palatino-Roman" style:font-size-asian="11pt" style:font-name-complex="Palatino-Roman" style:font-size-complex="11pt"/>
    </style:style>
    <style:style style:name="P60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311in"/>
        </style:tab-stops>
      </style:paragraph-properties>
      <style:text-properties style:font-name="Calibri" fo:font-size="11pt" style:font-name-asian="Palatino-Roman" style:font-size-asian="11pt" style:font-name-complex="Palatino-Roman" style:font-size-complex="11pt"/>
    </style:style>
    <style:style style:name="P61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1984in"/>
        </style:tab-stops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2" style:family="paragraph" style:parent-style-name="Standard" style:list-style-name="L5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Standard" style:list-style-name="L7">
      <style:paragraph-properties fo:margin-left="0in" fo:margin-right="0in" fo:line-height="150%" fo:text-align="start" style:justify-single-word="false" fo:text-indent="0in" style:auto-text-indent="false" style:text-autospace="none">
        <style:tab-stops>
          <style:tab-stop style:position="0.3126in"/>
        </style:tab-stops>
      </style:paragraph-properties>
      <style:text-properties style:font-name="Courier New" fo:font-size="10pt" style:font-name-asian="Courier" style:font-size-asian="10pt" style:font-name-complex="Courier" style:font-size-complex="10pt"/>
    </style:style>
    <style:style style:name="P64" style:family="paragraph" style:parent-style-name="Standard" style:list-style-name="L3">
      <style:paragraph-properties fo:margin-left="0in" fo:margin-right="0in" fo:margin-top="0in" fo:margin-bottom="0in" fo:line-height="150%" fo:text-align="start" style:justify-single-word="false" fo:text-indent="0in" style:auto-text-indent="false" style:text-autospace="none">
        <style:tab-stops>
          <style:tab-stop style:position="0.4925in"/>
        </style:tab-stops>
      </style:paragraph-properties>
      <style:text-properties style:font-name="Calibri" fo:font-size="11pt" fo:font-style="italic" style:text-underline-style="none" fo:font-weight="normal" style:font-name-asian="Palatino-Italic" style:font-size-asian="11pt" style:font-style-asian="italic" style:font-weight-asian="normal" style:font-name-complex="Palatino-Italic" style:font-size-complex="11pt" style:font-style-complex="italic" style:font-weight-complex="normal"/>
    </style:style>
    <style:style style:name="P65" style:family="paragraph" style:parent-style-name="Standard" style:list-style-name="L3">
      <style:paragraph-properties fo:margin-left="0in" fo:margin-right="0in" fo:margin-top="0in" fo:margin-bottom="0in" fo:line-height="150%" fo:text-align="start" style:justify-single-word="false" fo:text-indent="0in" style:auto-text-indent="false" style:text-autospace="none">
        <style:tab-stops>
          <style:tab-stop style:position="0.3028in"/>
        </style:tab-stops>
      </style:paragraph-properties>
    </style:style>
    <style:style style:name="P66" style:family="paragraph" style:parent-style-name="Standard" style:list-style-name="L2" style:master-page-name="">
      <style:paragraph-properties fo:margin-left="0in" fo:margin-right="0in" fo:text-align="start" style:justify-single-word="false" fo:text-indent="0.3028in" style:auto-text-indent="false" style:page-number="auto" style:text-autospace="none">
        <style:tab-stops>
          <style:tab-stop style:position="0.3126in"/>
        </style:tab-stops>
      </style:paragraph-properties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name-asian="Palatino-Italic" style:font-weight-asian="normal" style:font-name-complex="Palatino-Italic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name-asian="Palatino-Roman" style:font-weight-asian="normal" style:font-name-complex="Palatino-Roman" style:font-weight-complex="normal"/>
    </style:style>
    <style:style style:name="T5" style:family="text">
      <style:text-properties style:text-underline-style="none" fo:font-weight="normal" style:font-name-asian="Palatino-Italic" style:font-weight-asian="normal" style:font-name-complex="Palatino-Italic" style:font-weight-complex="normal"/>
    </style:style>
    <style:style style:name="T6" style:family="text">
      <style:text-properties style:text-underline-style="none" style:font-name-asian="Palatino-Roman" style:font-name-complex="Palatino-Roman"/>
    </style:style>
    <style:style style:name="T7" style:family="text">
      <style:text-properties style:text-underline-style="none" fo:font-weight="bold" style:font-name-asian="Palatino-Roman" style:font-weight-asian="bold" style:font-name-complex="Palatino-Roman" style:font-weight-complex="bold"/>
    </style:style>
    <style:style style:name="T8" style:family="text">
      <style:text-properties fo:font-variant="normal" fo:text-transform="none" fo:color="#000000" fo:letter-spacing="normal" fo:font-style="normal" style:text-underline-style="none" fo:font-weight="normal" style:font-name-asian="Palatino-Roman" style:font-weight-asian="normal" style:font-name-complex="Palatino-Roman" style:font-weight-complex="normal"/>
    </style:style>
    <style:style style:name="T9" style:family="text">
      <style:text-properties fo:font-variant="normal" fo:text-transform="none" fo:color="#000000" fo:letter-spacing="normal" fo:font-style="normal" style:text-underline-style="none" fo:font-weight="bold" style:font-name-asian="Palatino-Bold" style:font-weight-asian="bold" style:font-name-complex="Palatino-Bold" style:font-weight-complex="bold"/>
    </style:style>
    <style:style style:name="T10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Calibri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Calibri" fo:font-size="11pt" fo:letter-spacing="normal" fo:font-style="italic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text-underline-style="none" fo:font-weight="normal" style:font-weight-asian="normal" style:font-weight-complex="normal"/>
    </style:style>
    <style:style style:name="T15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6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style:text-underline-style="none" fo:font-weight="normal" style:font-name-asian="Palatino-Roman" style:font-style-asian="normal" style:font-weight-asian="normal" style:font-name-complex="Palatino-Roman" style:font-style-complex="normal" style:font-weight-complex="normal"/>
    </style:style>
    <style:style style:name="T21" style:family="text">
      <style:text-properties fo:font-style="italic" style:text-underline-style="none" fo:font-weight="normal" style:font-name-asian="Palatino-Italic" style:font-style-asian="italic" style:font-weight-asian="normal" style:font-name-complex="Palatino-Italic" style:font-style-complex="italic" style:font-weight-complex="normal"/>
    </style:style>
    <style:style style:name="T22" style:family="text">
      <style:text-properties fo:font-style="italic" style:text-underline-style="none" fo:font-weight="normal" style:font-name-asian="Palatino-Roman" style:font-style-asian="italic" style:font-weight-asian="normal" style:font-name-complex="Palatino-Roman" style:font-style-complex="italic" style:font-weight-complex="normal"/>
    </style:style>
    <style:style style:name="T23" style:family="text">
      <style:text-properties fo:font-style="italic" style:font-name-asian="Palatino-Italic" style:font-style-asian="italic" style:font-name-complex="Palatino-Italic" style:font-style-complex="italic"/>
    </style:style>
    <style:style style:name="T24" style:family="text"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25" style:family="text">
      <style:text-properties style:font-name="Calibri" fo:font-size="11pt" style:text-underline-style="none" fo:font-weight="normal" style:font-name-asian="Palatino-Roman" style:font-size-asian="11pt" style:font-weight-asian="normal" style:font-name-complex="Palatino-Roman" style:font-size-complex="11pt" style:font-weight-complex="normal"/>
    </style:style>
    <style:style style:name="T26" style:family="text">
      <style:text-properties style:font-name="Calibri" fo:font-size="11pt" style:text-underline-style="none" fo:font-weight="bold" style:font-name-asian="Palatino-Bold" style:font-size-asian="11pt" style:font-weight-asian="bold" style:font-name-complex="Palatino-Bold" style:font-size-complex="11pt" style:font-weight-complex="bold"/>
    </style:style>
    <style:style style:name="T27" style:family="text">
      <style:text-properties style:font-name="Calibri" fo:font-size="11pt" style:font-name-asian="Palatino-Roman" style:font-size-asian="11pt" style:font-name-complex="Palatino-Roman" style:font-size-complex="11pt"/>
    </style:style>
    <style:style style:name="T28" style:family="text">
      <style:text-properties style:font-name="Calibri" fo:font-size="11pt" fo:font-weight="bold" style:font-name-asian="Palatino-Bold" style:font-size-asian="11pt" style:font-weight-asian="bold" style:font-name-complex="Palatino-Bold" style:font-size-complex="11pt" style:font-weight-complex="bold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7f0055" fo:font-weight="bold" style:font-name-asian="Palatino-Roman" style:font-weight-asian="bold" style:font-name-complex="Palatino-Roman" style:font-weight-complex="bold"/>
    </style:style>
    <style:style style:name="T31" style:family="text">
      <style:text-properties fo:color="#7f0055" style:text-underline-style="none" fo:font-weight="bold" style:font-weight-asian="bold" style:font-weight-complex="bold"/>
    </style:style>
    <style:style style:name="T32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33" style:family="text">
      <style:text-properties fo:color="#0000c0"/>
    </style:style>
    <style:style style:name="T34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6a3e3e"/>
    </style:style>
    <style:style style:name="T36" style:family="text">
      <style:text-properties fo:color="#3f7f5f"/>
    </style:style>
    <style:style style:name="T37" style:family="text">
      <style:text-properties fo:color="#3f7f5f" style:text-underline-style="solid" style:text-underline-width="auto" style:text-underline-color="font-color"/>
    </style:style>
    <style:style style:name="T38" style:family="text">
      <style:text-properties fo:color="#2a00ff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style:font-name-asian="Palatino-Roman" style:font-name-complex="Palatino-Roman"/>
    </style:style>
    <style:style style:name="T41" style:family="text">
      <style:text-properties style:font-name-asian="Palatino-Roman" style:font-name-complex="Palatino-Roman"/>
    </style:style>
    <style:style style:name="T42" style:family="text">
      <style:text-properties fo:font-weight="bold" style:font-name-asian="Palatino-Bold" style:font-weight-asian="bold" style:font-name-complex="Palatino-Bold" style:font-weight-complex="bold"/>
    </style:style>
    <style:style style:name="T43" style:family="text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fo:text-indent="-0.25in" fo:margin-left="-8.2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fo:text-indent="-0.25in" fo:margin-left="-8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fo:text-indent="-0.25in" fo:margin-left="-7.7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fo:text-indent="-0.25in" fo:margin-left="-7.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fo:text-indent="-0.25in" fo:margin-left="-7.2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fo:text-indent="-0.25in" fo:margin-left="-7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fo:text-indent="-0.25in" fo:margin-left="-6.7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fo:text-indent="-0.25in" fo:margin-left="-6.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fo:text-indent="-0.25in" fo:margin-left="-6.2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fo:text-indent="-0.25in" fo:margin-left="-6in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ter 17. Enumerated Types</text:p>
      <text:p text:style-name="P5"/>
      <text:p text:style-name="P1">1)<text:tab/><text:span text:style-name="T39">Introduction</text:span></text:p>
      <text:p text:style-name="P2"/>
      <text:list xml:id="list4927004372297545821" text:style-name="L1">
        <text:list-item>
          <text:p text:style-name="P46"><text:span text:style-name="T11">An </text:span><text:span text:style-name="T12">enum type </text:span><text:span text:style-name="T11">is a special data type that enables for a variable to be a set of predefined constants. The <text:tab/>variable must be equal to one of the values that have been predefined for it. Common examples include <text:tab/>compass directions (values of NORTH, SOUTH, EAST, and WEST) and the days of the week.</text:span><text:span text:style-name="T24"> </text:span><text:span text:style-name="T11">Because they <text:tab/>are constants, the names of an enum type's fields are in uppercase letters.</text:span></text:p>
        </text:list-item>
        <text:list-item>
          <text:p text:style-name="P46"><text:span text:style-name="T10">In the Java programming language, you define an enum type by using the </text:span><text:span text:style-name="Source_20_Text"><text:span text:style-name="T10">enum </text:span></text:span><text:span text:style-name="T10">keyword. For example, <text:tab/>you would specify a days-of-the-week enum type as:</text:span></text:p>
        </text:list-item>
      </text:list>
      <text:p text:style-name="P44">public enum Day {</text:p>
      <text:p text:style-name="P45"><text:s text:c="4"/><text:span text:style-name="T19">SUNDAY, MONDAY, TUESDAY, WEDNESDAY,</text:span></text:p>
      <text:p text:style-name="P45"><text:s text:c="4"/><text:span text:style-name="T19">THURSDAY, FRIDAY, SATURDAY </text:span></text:p>
      <text:p text:style-name="P44">}</text:p>
      <text:list xml:id="list22771557" text:continue-numbering="true" text:style-name="L1">
        <text:list-item>
          <text:p text:style-name="P47">Example</text:p>
        </text:list-item>
      </text:list>
      <text:p text:style-name="P9"/>
      <text:p text:style-name="P8"><text:span text:style-name="T3"><text:tab/></text:span><text:span text:style-name="T32">package</text:span><text:span text:style-name="T15"> enumerationTypes;</text:span></text:p>
      <text:p text:style-name="P10"/>
      <text:p text:style-name="P18">//An enumeration of apple varieties.</text:p>
      <text:p text:style-name="P22"><text:span text:style-name="T29">enum</text:span><text:span text:style-name="T13"> Apple</text:span></text:p>
      <text:p text:style-name="P23">{</text:p>
      <text:p text:style-name="P22"><text:span text:style-name="T34">JONATHAN</text:span><text:span text:style-name="T17">, </text:span><text:span text:style-name="T34">GOLDENDEL</text:span><text:span text:style-name="T17">, </text:span><text:span text:style-name="T34">REDDEL</text:span><text:span text:style-name="T17">, </text:span><text:span text:style-name="T34">WINESAP</text:span><text:span text:style-name="T17">, </text:span><text:span text:style-name="T34">CORTLAND</text:span></text:p>
      <text:p text:style-name="P23">}</text:p>
      <text:p text:style-name="P10"/>
      <text:p text:style-name="P19"><text:span text:style-name="T29">class</text:span><text:span text:style-name="T13"> EnumDemo </text:span></text:p>
      <text:p text:style-name="P23">{</text:p>
      <text:p text:style-name="P22"><text:span text:style-name="T13"><text:tab/></text:span><text:span text:style-name="T29">public</text:span><text:span text:style-name="T13"> </text:span><text:span text:style-name="T29">static</text:span><text:span text:style-name="T13"> </text:span><text:span text:style-name="T29">void</text:span><text:span text:style-name="T13"> main(String </text:span><text:span text:style-name="T35">args</text:span><text:span text:style-name="T13">[])</text:span></text:p>
      <text:p text:style-name="P23"><text:tab/>{</text:p>
      <text:p text:style-name="P22"><text:span text:style-name="T13"><text:tab/>Apple </text:span><text:span text:style-name="T35">ap</text:span><text:span text:style-name="T13">;</text:span></text:p>
      <text:p text:style-name="P22"><text:span text:style-name="T13"><text:tab/></text:span><text:span text:style-name="T35">ap</text:span><text:span text:style-name="T13"> = Apple.</text:span><text:span text:style-name="T34">REDDEL</text:span><text:span text:style-name="T13">;</text:span></text:p>
      <text:p text:style-name="P23"><text:tab/></text:p>
      <text:p text:style-name="P22"><text:span text:style-name="T13"><text:tab/></text:span><text:span text:style-name="T36">// Output an </text:span><text:span text:style-name="T37">enum</text:span><text:span text:style-name="T36"> value.</text:span></text:p>
      <text:p text:style-name="P22"><text:span text:style-name="T13"><text:tab/>System.</text:span><text:span text:style-name="T34">out</text:span><text:span text:style-name="T13">.println(</text:span><text:span text:style-name="T38">"Value of ap: "</text:span><text:span text:style-name="T13"> + </text:span><text:span text:style-name="T35">ap</text:span><text:span text:style-name="T13">);</text:span></text:p>
      <text:p text:style-name="P22"><text:span text:style-name="T13"><text:tab/>System.</text:span><text:span text:style-name="T34">out</text:span><text:span text:style-name="T13">.println();</text:span></text:p>
      <text:p text:style-name="P22"><text:span text:style-name="T13"><text:tab/></text:span><text:span text:style-name="T35">ap</text:span><text:span text:style-name="T13"> = Apple.</text:span><text:span text:style-name="T34">GOLDENDEL</text:span><text:span text:style-name="T13">;</text:span></text:p>
      <text:p text:style-name="P23"><text:tab/></text:p>
      <text:p text:style-name="P22"><text:span text:style-name="T13"><text:tab/></text:span><text:span text:style-name="T36">// Compare two </text:span><text:span text:style-name="T37">enum</text:span><text:span text:style-name="T36"> values.</text:span></text:p>
      <text:p text:style-name="P22"><text:span text:style-name="T13"><text:tab/></text:span><text:span text:style-name="T29">if</text:span><text:span text:style-name="T13">(</text:span><text:span text:style-name="T35">ap</text:span><text:span text:style-name="T13"> == Apple.</text:span><text:span text:style-name="T34">GOLDENDEL</text:span><text:span text:style-name="T13">)</text:span></text:p>
      <text:p text:style-name="P22"><text:span text:style-name="T13"><text:tab/>System.</text:span><text:span text:style-name="T34">out</text:span><text:span text:style-name="T13">.println(</text:span><text:span text:style-name="T38">"ap contains GoldenDel.\n"</text:span><text:span text:style-name="T13">);</text:span></text:p>
      <text:p text:style-name="P23"><text:tab/></text:p>
      <text:p text:style-name="P22"><text:span text:style-name="T13"><text:tab/></text:span><text:span text:style-name="T36">// Use an </text:span><text:span text:style-name="T37">enum</text:span><text:span text:style-name="T36"> to control a switch statement.</text:span></text:p>
      <text:p text:style-name="P10"><text:span text:style-name="T13"><text:tab/><text:tab/></text:span><text:span text:style-name="T29">switch</text:span><text:span text:style-name="T13">(</text:span><text:span text:style-name="T35">ap</text:span><text:span text:style-name="T13">) </text:span></text:p>
      <text:p text:style-name="P12"><text:tab/><text:tab/>{</text:p>
      <text:p text:style-name="P10"><text:span text:style-name="T13"><text:tab/><text:tab/></text:span><text:span text:style-name="T29">case</text:span><text:span text:style-name="T13"> </text:span><text:span text:style-name="T34">JONATHAN</text:span><text:span text:style-name="T13">:</text:span></text:p>
      <text:p text:style-name="P10"><text:span text:style-name="T13"><text:tab/><text:tab/>System.</text:span><text:span text:style-name="T34">out</text:span><text:span text:style-name="T13">.println(</text:span><text:span text:style-name="T38">"Jonathan is red."</text:span><text:span text:style-name="T13">);</text:span></text:p>
      <text:p text:style-name="P10"><text:span text:style-name="T13"><text:tab/><text:tab/></text:span><text:span text:style-name="T29">break</text:span><text:span text:style-name="T13">;</text:span></text:p>
      <text:p text:style-name="P12"><text:tab/><text:tab/></text:p>
      <text:p text:style-name="P10"><text:span text:style-name="T13"><text:tab/><text:tab/></text:span><text:span text:style-name="T29">case</text:span><text:span text:style-name="T13"> </text:span><text:span text:style-name="T34">GOLDENDEL</text:span><text:span text:style-name="T13">:</text:span></text:p>
      <text:p text:style-name="P10"><text:span text:style-name="T13"><text:tab/><text:tab/>System.</text:span><text:span text:style-name="T34">out</text:span><text:span text:style-name="T13">.println(</text:span><text:span text:style-name="T38">"Golden Delicious is yellow."</text:span><text:span text:style-name="T13">);</text:span></text:p>
      <text:p text:style-name="P10"><text:span text:style-name="T13"><text:tab/><text:tab/></text:span><text:span text:style-name="T29">break</text:span><text:span text:style-name="T13">;</text:span></text:p>
      <text:p text:style-name="P12"><text:tab/><text:tab/></text:p>
      <text:p text:style-name="P10"><text:span text:style-name="T13"><text:tab/><text:tab/></text:span><text:span text:style-name="T29">case</text:span><text:span text:style-name="T13"> </text:span><text:span text:style-name="T34">REDDEL</text:span><text:span text:style-name="T13">:</text:span></text:p>
      <text:p text:style-name="P10"><text:span text:style-name="T13"><text:tab/><text:tab/>System.</text:span><text:span text:style-name="T34">out</text:span><text:span text:style-name="T13">.println(</text:span><text:span text:style-name="T38">"Red Delicious is red."</text:span><text:span text:style-name="T13">);</text:span></text:p>
      <text:p text:style-name="P10"><text:soft-page-break/><text:span text:style-name="T13"><text:tab/><text:tab/></text:span><text:span text:style-name="T29">break</text:span><text:span text:style-name="T13">;</text:span></text:p>
      <text:p text:style-name="P12"><text:tab/><text:tab/></text:p>
      <text:p text:style-name="P10"><text:span text:style-name="T13"><text:tab/><text:tab/></text:span><text:span text:style-name="T29">case</text:span><text:span text:style-name="T13"> </text:span><text:span text:style-name="T34">WINESAP</text:span><text:span text:style-name="T13">:</text:span></text:p>
      <text:p text:style-name="P10"><text:span text:style-name="T13"><text:tab/><text:tab/>System.</text:span><text:span text:style-name="T34">out</text:span><text:span text:style-name="T13">.println(</text:span><text:span text:style-name="T38">"Winesap is red."</text:span><text:span text:style-name="T13">);</text:span></text:p>
      <text:p text:style-name="P10"><text:span text:style-name="T13"><text:tab/><text:tab/></text:span><text:span text:style-name="T29">break</text:span><text:span text:style-name="T13">;</text:span></text:p>
      <text:p text:style-name="P12"><text:tab/><text:tab/></text:p>
      <text:p text:style-name="P10"><text:span text:style-name="T13"><text:tab/><text:tab/></text:span><text:span text:style-name="T29">case</text:span><text:span text:style-name="T13"> </text:span><text:span text:style-name="T34">CORTLAND</text:span><text:span text:style-name="T13">:</text:span></text:p>
      <text:p text:style-name="P10"><text:span text:style-name="T13"><text:tab/><text:tab/>System.</text:span><text:span text:style-name="T34">out</text:span><text:span text:style-name="T13">.println(</text:span><text:span text:style-name="T38">"Cortland is red."</text:span><text:span text:style-name="T13">);</text:span></text:p>
      <text:p text:style-name="P10"><text:span text:style-name="T13"><text:tab/><text:tab/></text:span><text:span text:style-name="T29">break</text:span><text:span text:style-name="T13">;</text:span></text:p>
      <text:p text:style-name="P12"><text:tab/><text:tab/>}</text:p>
      <text:p text:style-name="P12"><text:tab/><text:tab/>}</text:p>
      <text:p text:style-name="P12"><text:tab/>}</text:p>
      <text:p text:style-name="P12"><text:tab/>Output:</text:p>
      <text:p text:style-name="P12"><text:tab/>Value of ap: RedDel</text:p>
      <text:p text:style-name="P10"/>
      <text:p text:style-name="P12"><text:tab/>ap contains GoldenDel.</text:p>
      <text:p text:style-name="P10"/>
      <text:p text:style-name="P12"><text:tab/>Golden Delicious is yellow.</text:p>
      <text:p text:style-name="P12"/>
      <text:list xml:id="list573611896791689544" text:style-name="L2">
        <text:list-header>
          <text:p text:style-name="P48"><text:span text:style-name="T2">2)<text:tab/></text:span>values() and valuesOf() methods<text:span text:style-name="T2"> :</text:span></text:p>
        </text:list-header>
      </text:list>
      <text:p text:style-name="P13"/>
      <text:list xml:id="list22773742" text:continue-numbering="true" text:style-name="L2">
        <text:list-item>
          <text:p text:style-name="P52">All enumerations automatically contains two methods </text:p>
          <text:p text:style-name="P52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6"><text:span text:style-name="T4"><text:s text:c="3"/><text:tab/>public static </text:span><text:span text:style-name="T21">enum-type</text:span><text:span text:style-name="T4">[ ] values( 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41">public static </text:span><text:span text:style-name="T23">enum-type </text:span><text:span text:style-name="T41">valueOf(String </text:span><text:span text:style-name="T23">str</text:span><text:span text:style-name="T41">)</text:span></text:p>
      <text:list xml:id="list794810840819950915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4"/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<text:span text:style-name="T25"><text:tab/>The </text:span><text:span text:style-name="T26">values( ) </text:span><text:span text:style-name="T25">method returns an array that contains a list of the enumeration constants. Th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42"><text:tab/>valueOf( ) </text:span>method returns the enumeration constant whose value corresponds to the string</text:p>
      <text:p text:style-name="P17"><text:span text:style-name="T22"><text:tab/></text:span><text:span text:style-name="T20">passed in </text:span><text:span text:style-name="T21">str.</text:span></text:p>
      <text:list xml:id="list811808944058868714" text:style-name="L4">
        <text:list-item>
          <text:p text:style-name="P55"><text:span text:style-name="T1">Example</text:span><text:span text:style-name="T5"> :</text:span></text:p>
        </text:list-item>
      </text:list>
      <text:p text:style-name="P15"/>
      <text:p text:style-name="P36"><text:span text:style-name="T31">package</text:span><text:span text:style-name="T14"> enumerationTypes;</text:span></text:p>
      <text:p text:style-name="P38"/>
      <text:p text:style-name="P38"><text:span text:style-name="T29">enum</text:span><text:span text:style-name="T13"> Days {</text:span></text:p>
      <text:p text:style-name="P38"><text:span text:style-name="T13"><text:tab/></text:span><text:span text:style-name="T34">SUNDAY</text:span><text:span text:style-name="T13">, </text:span><text:span text:style-name="T34">MONDAY</text:span><text:span text:style-name="T13">, </text:span><text:span text:style-name="T34">TUESDAY</text:span><text:span text:style-name="T13">, </text:span><text:span text:style-name="T34">WEDNESDAY</text:span><text:span text:style-name="T13">, </text:span><text:span text:style-name="T34">THRUSDAY</text:span><text:span text:style-name="T13">, </text:span><text:span text:style-name="T34">FRIDAY</text:span><text:span text:style-name="T13">, </text:span><text:span text:style-name="T34">SATURDAY</text:span></text:p>
      <text:p text:style-name="P39">}</text:p>
      <text:p text:style-name="P38"/>
      <text:p text:style-name="P38"><text:span text:style-name="T29">public</text:span><text:span text:style-name="T13"> </text:span><text:span text:style-name="T29">class</text:span><text:span text:style-name="T13"> EnumValuesCls {</text:span></text:p>
      <text:p text:style-name="P39"><text:tab/></text:p>
      <text:p text:style-name="P38"><text:span text:style-name="T13"><text:tab/></text:span><text:span text:style-name="T29">public</text:span><text:span text:style-name="T13"> </text:span><text:span text:style-name="T29">static</text:span><text:span text:style-name="T13"> </text:span><text:span text:style-name="T29">void</text:span><text:span text:style-name="T13"> main(String[] </text:span><text:span text:style-name="T35">args</text:span><text:span text:style-name="T13">) </text:span></text:p>
      <text:p text:style-name="P39"><text:tab/>{</text:p>
      <text:p text:style-name="P38"><text:span text:style-name="T13"><text:tab/><text:tab/>Days [] </text:span><text:span text:style-name="T35">daysArr</text:span><text:span text:style-name="T13"> = Days.</text:span><text:span text:style-name="T18">values</text:span><text:span text:style-name="T13">();</text:span></text:p>
      <text:p text:style-name="P39"><text:tab/><text:tab/></text:p>
      <text:p text:style-name="P38"><text:span text:style-name="T13"><text:tab/><text:tab/>System.</text:span><text:span text:style-name="T34">out</text:span><text:span text:style-name="T13">.println(</text:span><text:span text:style-name="T38">"Here is what all Days contains"</text:span><text:span text:style-name="T13">);</text:span></text:p>
      <text:p text:style-name="P38"><text:span text:style-name="T13"><text:tab/><text:tab/></text:span><text:span text:style-name="T29">for</text:span><text:span text:style-name="T13">(Days </text:span><text:span text:style-name="T35">d</text:span><text:span text:style-name="T13"> : </text:span><text:span text:style-name="T35">daysArr</text:span><text:span text:style-name="T13">)</text:span></text:p>
      <text:p text:style-name="P39"><text:tab/><text:tab/>{</text:p>
      <text:p text:style-name="P38"><text:span text:style-name="T13"><text:tab/><text:tab/><text:tab/>System.</text:span><text:span text:style-name="T34">out</text:span><text:span text:style-name="T13">.println(</text:span><text:span text:style-name="T35">d</text:span><text:span text:style-name="T13">);</text:span></text:p>
      <text:p text:style-name="P39"><text:tab/><text:tab/>}</text:p>
      <text:p text:style-name="P39"><text:tab/><text:tab/></text:p>
      <text:p text:style-name="P38"><text:span text:style-name="T13"><text:tab/><text:tab/>System.</text:span><text:span text:style-name="T34">out</text:span><text:span text:style-name="T13">.println();</text:span></text:p>
      <text:p text:style-name="P38"><text:span text:style-name="T13"><text:tab/><text:tab/>System.</text:span><text:span text:style-name="T34">out</text:span><text:span text:style-name="T13">.println(</text:span><text:span text:style-name="T38">"Using valueOf() method"</text:span><text:span text:style-name="T13">);</text:span></text:p>
      <text:p text:style-name="P38"><text:span text:style-name="T13"><text:tab/><text:tab/>System.</text:span><text:span text:style-name="T34">out</text:span><text:span text:style-name="T13">.println(Days.</text:span><text:span text:style-name="T18">valueOf</text:span><text:span text:style-name="T13">(</text:span><text:span text:style-name="T38">"FRIDAY"</text:span><text:span text:style-name="T13">));</text:span></text:p>
      <text:p text:style-name="P38"><text:span text:style-name="T13"><text:tab/><text:tab/></text:span><text:span text:style-name="T36">//System.out.println(Days.valueOf("TODAY"));//ERROR: </text:span><text:soft-page-break/><text:span text:style-name="T36"><text:tab/>IllegalArgumentException</text:span></text:p>
      <text:p text:style-name="P39"><text:tab/>}</text:p>
      <text:p text:style-name="P39">}</text:p>
      <text:p text:style-name="P39">Output:</text:p>
      <text:p text:style-name="P39">Here is what all Days contains</text:p>
      <text:p text:style-name="P41">SUNDAY</text:p>
      <text:p text:style-name="P42">MONDAY</text:p>
      <text:p text:style-name="P42">TUESDAY</text:p>
      <text:p text:style-name="P42">WEDNESDAY</text:p>
      <text:p text:style-name="P42">THRUSDAY</text:p>
      <text:p text:style-name="P42">FRIDAY</text:p>
      <text:p text:style-name="P42">SATURDAY</text:p>
      <text:p text:style-name="P43"/>
      <text:p text:style-name="P42">Using valueOf() method</text:p>
      <text:p text:style-name="P42">FRIDAY</text:p>
      <text:p text:style-name="P15"/>
      <text:list xml:id="list832866111598906610" text:style-name="L5">
        <text:list-item>
          <text:p text:style-name="P53">In the above code one could directly used converted array from enum as shown below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9"><text:span text:style-name="T3"><text:s/><text:tab/></text:span><text:span text:style-name="T43">for(Days d : Days.values()) <text:s text:c="54"/></text:span></text:p>
                                      <text:list>
                                        <text:list-header>
                                          <text:p text:style-name="P62"><text:s/><text:tab/>System.out.println(d);</text:p>
                                          <text:p text:style-name="P62"/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8202178915169658263" text:style-name="L6">
        <text:list-header>
          <text:p text:style-name="P50"><text:span text:style-name="T2">3) <text:tab/></text:span>Enum as class types<text:span text:style-name="T2"> :</text:span></text:p>
          <text:p text:style-name="P54"/>
        </text:list-header>
        <text:list-item>
          <text:p text:style-name="P56"><text:span text:style-name="T3">Enumeration types are class types in Java. <text:s/>They cannot instantiate with 'new' as constructors for enum is <text:tab/>only private. Instance of enum is created when Enum constants are first called or referenced in code. Also <text:tab/>all <text:tab/>enum constants are implicitly static and final and cannot be changed once created. but they have other <text:s/><text:tab/>capabilities as other classes. Because of this enumeration types in Java have much capabilities which other <text:tab/>enum types in other languages dont have. </text:span><text:span text:style-name="T4">For example, you can give them constructors, add instance </text:span><text:span text:style-name="T41"><text:tab/>variables and methods, and even implement interfaces.</text:span></text:p>
        </text:list-item>
        <text:list-item>
          <text:p text:style-name="P56"><text:span text:style-name="T4">It is important to understand that each enumeration constant is an </text:span><text:span text:style-name="T7">object</text:span><text:span text:style-name="T4"> of its enumeration </text:span><text:span text:style-name="T41">type. Thus, <text:s/><text:tab/>when you define a constructor for an </text:span><text:span text:style-name="T42">enum</text:span><text:span text:style-name="T41">, the constructor is called when each enumeration constant is <text:tab/>created. Also, each enumeration constant has its own copy of any instance variables defined by the <text:tab/>enumeration.</text:span></text:p>
        </text:list-item>
        <text:list-item>
          <text:p text:style-name="P51"><text:span text:style-name="T41">Example</text:span><text:span text:style-name="T6"> :</text:span></text:p>
        </text:list-item>
      </text:list>
      <text:p text:style-name="P14"><text:span text:style-name="T6"><text:tab/></text:span><text:span text:style-name="T32">package</text:span><text:span text:style-name="T16"> enumerationTypes;</text:span></text:p>
      <text:p text:style-name="P10"/>
      <text:p text:style-name="P31">//Use an <text:span text:style-name="T2">enum</text:span> constructor, instance variable, and method.</text:p>
      <text:p text:style-name="P32"><text:span text:style-name="T29">enum</text:span><text:span text:style-name="T13"> Apple1 </text:span></text:p>
      <text:p text:style-name="P34">{</text:p>
      <text:p text:style-name="P33"><text:span text:style-name="T13"><text:tab/></text:span><text:span text:style-name="T34">JONATHAN</text:span><text:span text:style-name="T13">(10), </text:span><text:span text:style-name="T34">GOLDENDEL</text:span><text:span text:style-name="T13">(9), </text:span><text:span text:style-name="T34">REDDEL</text:span><text:span text:style-name="T13">(12), </text:span><text:span text:style-name="T34">WINESAP</text:span><text:span text:style-name="T13">(15), </text:span><text:span text:style-name="T34">CORTLAND</text:span><text:span text:style-name="T13">(8);</text:span></text:p>
      <text:p text:style-name="P33"><text:span text:style-name="T13"><text:tab/></text:span><text:span text:style-name="T29">private</text:span><text:span text:style-name="T13"> </text:span><text:span text:style-name="T29">int</text:span><text:span text:style-name="T13"> </text:span><text:span text:style-name="T33">price</text:span><text:span text:style-name="T13">; </text:span><text:span text:style-name="T36">// price of each apple</text:span></text:p>
      <text:p text:style-name="P33"><text:span text:style-name="T13"><text:tab/></text:span><text:span text:style-name="T36">//Constructor</text:span></text:p>
      <text:p text:style-name="P33"><text:span text:style-name="T13"><text:tab/>Apple1(</text:span><text:span text:style-name="T29">int</text:span><text:span text:style-name="T13"> </text:span><text:span text:style-name="T35">p</text:span><text:span text:style-name="T13">) { </text:span><text:span text:style-name="T33">price</text:span><text:span text:style-name="T13"> = </text:span><text:span text:style-name="T35">p</text:span><text:span text:style-name="T13">; }</text:span></text:p>
      <text:p text:style-name="P33"><text:span text:style-name="T13"><text:tab/></text:span><text:span text:style-name="T29">int</text:span><text:span text:style-name="T13"> getPrice() { </text:span><text:span text:style-name="T29">return</text:span><text:span text:style-name="T13"> </text:span><text:span text:style-name="T33">price</text:span><text:span text:style-name="T13">; }</text:span></text:p>
      <text:p text:style-name="P35">}</text:p>
      <text:p text:style-name="P33"/>
      <text:p text:style-name="P33"><text:span text:style-name="T29">public</text:span><text:span text:style-name="T13"> </text:span><text:span text:style-name="T29">class</text:span><text:span text:style-name="T13"> EnumAsClassType {</text:span></text:p>
      <text:p text:style-name="P33"><text:soft-page-break/></text:p>
      <text:p text:style-name="P33"><text:span text:style-name="T13"><text:tab/></text:span><text:span text:style-name="T29">public</text:span><text:span text:style-name="T13"> </text:span><text:span text:style-name="T29">static</text:span><text:span text:style-name="T13"> </text:span><text:span text:style-name="T29">void</text:span><text:span text:style-name="T13"> main(String[] </text:span><text:span text:style-name="T35">args</text:span><text:span text:style-name="T13">)</text:span></text:p>
      <text:p text:style-name="P35"><text:tab/>{</text:p>
      <text:p text:style-name="P35"><text:tab/><text:tab/>{</text:p>
      <text:p text:style-name="P33"><text:span text:style-name="T13"><text:tab/><text:tab/><text:tab/>Apple1 </text:span><text:span text:style-name="T35">ap</text:span><text:span text:style-name="T13">;</text:span></text:p>
      <text:p text:style-name="P35"><text:tab/><text:tab/><text:tab/></text:p>
      <text:p text:style-name="P33"><text:span text:style-name="T13"><text:tab/><text:tab/><text:tab/></text:span><text:span text:style-name="T36">// Display price of </text:span><text:span text:style-name="T36">Winesap</text:span><text:span text:style-name="T36">.</text:span></text:p>
      <text:p text:style-name="P33"><text:span text:style-name="T13"><text:tab/><text:tab/><text:tab/>System.</text:span><text:span text:style-name="T34">out</text:span><text:span text:style-name="T13">.println(</text:span><text:span text:style-name="T38">"Winesap costs "</text:span><text:span text:style-name="T13">+ Apple1.</text:span><text:span text:style-name="T34">WINESAP</text:span><text:span text:style-name="T13">.getPrice() + <text:s/><text:tab/><text:tab/><text:tab/></text:span><text:span text:style-name="T38">" cents.\n"</text:span><text:span text:style-name="T13">);</text:span></text:p>
      <text:p text:style-name="P35"><text:tab/><text:tab/><text:tab/></text:p>
      <text:p text:style-name="P33"><text:span text:style-name="T13"><text:tab/><text:tab/><text:tab/></text:span><text:span text:style-name="T36">// Display all apples and prices.</text:span></text:p>
      <text:p text:style-name="P33"><text:span text:style-name="T13"><text:tab/><text:tab/><text:tab/>System.</text:span><text:span text:style-name="T34">out</text:span><text:span text:style-name="T13">.println(</text:span><text:span text:style-name="T38">"All apple prices:"</text:span><text:span text:style-name="T13">);</text:span></text:p>
      <text:p text:style-name="P35"><text:tab/><text:tab/><text:tab/></text:p>
      <text:p text:style-name="P33"><text:span text:style-name="T13"><text:tab/><text:tab/><text:tab/></text:span><text:span text:style-name="T29">for</text:span><text:span text:style-name="T13">(Apple1 </text:span><text:span text:style-name="T35">a</text:span><text:span text:style-name="T13"> : Apple1.</text:span><text:span text:style-name="T18">values</text:span><text:span text:style-name="T13">())</text:span></text:p>
      <text:p text:style-name="P33"><text:span text:style-name="T13"><text:tab/><text:tab/><text:tab/>System.</text:span><text:span text:style-name="T34">out</text:span><text:span text:style-name="T13">.println(</text:span><text:span text:style-name="T35">a</text:span><text:span text:style-name="T13"> + </text:span><text:span text:style-name="T38">" costs "</text:span><text:span text:style-name="T13"> + </text:span><text:span text:style-name="T35">a</text:span><text:span text:style-name="T13">.getPrice() + </text:span><text:span text:style-name="T38">" cents."</text:span><text:span text:style-name="T13">);</text:span></text:p>
      <text:p text:style-name="P35"><text:tab/><text:tab/>}</text:p>
      <text:p text:style-name="P35"><text:tab/>}</text:p>
      <text:p text:style-name="P35">}</text:p>
      <text:p text:style-name="P35">Output:</text:p>
      <text:p text:style-name="P35">Winesap costs 15 cents.</text:p>
      <text:p text:style-name="P10"/>
      <text:p text:style-name="P37">All apple prices:</text:p>
      <text:p text:style-name="P39">JONATHAN costs 10 cents.</text:p>
      <text:p text:style-name="P39">GOLDENDEL costs 9 cents.</text:p>
      <text:p text:style-name="P39">REDDEL costs 12 cents.</text:p>
      <text:p text:style-name="P39">WINESAP costs 15 cents.</text:p>
      <text:p text:style-name="P39">CORTLAND costs 8 cents.</text:p>
      <text:p text:style-name="P40"/>
      <text:list xml:id="list5287292857607036031" text:style-name="L7">
        <text:list-item>
          <text:p text:style-name="P57"><text:span text:style-name="T8">When the variable </text:span><text:span text:style-name="T9">ap </text:span><text:span text:style-name="T8">is declared in </text:span><text:span text:style-name="T9">main( )</text:span><text:span text:style-name="T8">, the constructor for </text:span><text:span text:style-name="T9">Apple </text:span><text:span text:style-name="T8">is called once for </text:span><text:span text:style-name="T41">each constant that <text:tab/>is specified. Notice how the arguments to the constructor are specified, by putting them inside <text:s/><text:tab/>parentheses after each constant, as shown here:</text:span></text:p>
          <text:list>
            <text:list-item>
              <text:list>
                <text:list-item>
                  <text:list>
                    <text:list-header>
                      <text:p text:style-name="P63"><text:s/><text:tab/>Jonathan(10), GoldenDel(9), RedDel(12), Winesap(15), Cortland(8);</text:p>
                    </text:list-header>
                    <text:list-item>
                      <text:p text:style-name="P57"><text:span text:style-name="T41">Although the preceding example contains only one constructor, an </text:span><text:span text:style-name="T42">enum </text:span><text:span text:style-name="T41">can offer two or more <text:s/><text:tab/>overloaded forms, just as can any other class as shown below</text:span></text:p>
                      <text:p text:style-name="P59"/>
                    </text:list-item>
                  </text:list>
                </text:list-item>
              </text:list>
            </text:list-item>
          </text:list>
        </text:list-item>
      </text:list>
      <text:p text:style-name="P27">// Use an enum constructor.</text:p>
      <text:p text:style-name="P26">enum Apple1 {</text:p>
      <text:p text:style-name="P26">JONATHAN(10), GOLDENDEL(9), REDDEL, WINESAP(15), CORTLAND(8);</text:p>
      <text:p text:style-name="P26">private int price; // price of each apple</text:p>
      <text:p text:style-name="P26">// Constructor</text:p>
      <text:p text:style-name="P26">Apple1(int p) { price = p; }</text:p>
      <text:p text:style-name="P26">// Overloaded constructor</text:p>
      <text:p text:style-name="P26">Apple1() { price = -1; }</text:p>
      <text:p text:style-name="P26">int getPrice() { return price; }</text:p>
      <text:p text:style-name="P26">}</text:p>
      <text:p text:style-name="P26"/>
      <text:p text:style-name="P25"><text:span text:style-name="T27">Notice that in this version, </text:span><text:span text:style-name="T28">RedDel </text:span><text:span text:style-name="T27">is not given an argument. This means that the default constructor is <text:s text:c="8"/><text:tab/>called, and </text:span><text:span text:style-name="T28">RedDel</text:span><text:span text:style-name="T27">’s price variable is given the value –1.</text:span></text:p>
      <text:list xml:id="list8343536719743292991" text:style-name="L8">
        <text:list-item>
          <text:p text:style-name="P60">Enumerations have only two restriction compare to classes. One they cannot extends other classes and <text:tab/>second they cannot be a superclass. </text:p>
        </text:list-item>
      </text:list>
      <text:p text:style-name="P16"><text:soft-page-break/></text:p>
      <text:p text:style-name="P16"/>
      <text:p text:style-name="P16"/>
      <text:list xml:id="list22781558" text:continue-numbering="true" text:style-name="L8">
        <text:list-header>
          <text:p text:style-name="P61"><text:span text:style-name="T41">4)<text:tab/> </text:span><text:span text:style-name="T40">java.lang.Enum class</text:span><text:span text:style-name="T41"> </text:span></text:p>
        </text:list-header>
        <text:list-item>
          <text:p text:style-name="P58"><text:span text:style-name="T41">Although you can’t inherit a superclass when declaring an </text:span><text:span text:style-name="T42">enum</text:span><text:span text:style-name="T41">, all enumerations automatically <text:s/>inherit <text:tab/>one: </text:span><text:span text:style-name="T42">java.lang.Enum</text:span><text:span text:style-name="T41">. This class defines several methods which are available for use for all enumerations.</text:span></text:p>
        </text:list-item>
        <text:list-item>
          <text:p text:style-name="P60">One can get the contants positition in the enumeration which is called 'ordinal' value using ordinal() <text:tab/>method. This and other methods of 'Enum' class like compareTo() and equals() has been demonstrated in <text:tab/>the following programme.</text:p>
        </text:list-item>
      </text:list>
      <text:p text:style-name="P16"/>
      <text:p text:style-name="P20"><text:span text:style-name="T30">p</text:span><text:span text:style-name="T29">ackage</text:span><text:span text:style-name="T13"> enumerationTypes;</text:span></text:p>
      <text:p text:style-name="P22"/>
      <text:p text:style-name="P22"><text:span text:style-name="T29">enum</text:span><text:span text:style-name="T13"> Dog {</text:span><text:span text:style-name="T34">LABRADOR</text:span><text:span text:style-name="T13">, </text:span><text:span text:style-name="T34">GERMANSHEPHERD</text:span><text:span text:style-name="T13">, </text:span><text:span text:style-name="T34">BULLDOG</text:span><text:span text:style-name="T13">, </text:span><text:span text:style-name="T34">DOBERMAN</text:span><text:span text:style-name="T13">, </text:span><text:span text:style-name="T34">ROTTWEILER</text:span><text:span text:style-name="T13">}</text:span></text:p>
      <text:p text:style-name="P22"/>
      <text:p text:style-name="P22"><text:span text:style-name="T29">public</text:span><text:span text:style-name="T13"> </text:span><text:span text:style-name="T29">class</text:span><text:span text:style-name="T13"> EnumSuperCls {</text:span></text:p>
      <text:p text:style-name="P22"/>
      <text:p text:style-name="P22"><text:span text:style-name="T13"><text:tab/></text:span><text:span text:style-name="T29">public</text:span><text:span text:style-name="T13"> </text:span><text:span text:style-name="T29">static</text:span><text:span text:style-name="T13"> </text:span><text:span text:style-name="T29">void</text:span><text:span text:style-name="T13"> main(String[] </text:span><text:span text:style-name="T35">args</text:span><text:span text:style-name="T13">)</text:span></text:p>
      <text:p text:style-name="P23"><text:tab/>{</text:p>
      <text:p text:style-name="P22"><text:span text:style-name="T13"><text:tab/><text:tab/>Dog </text:span><text:span text:style-name="T35">dog1</text:span><text:span text:style-name="T13">, </text:span><text:span text:style-name="T35">dog2</text:span><text:span text:style-name="T13">, </text:span><text:span text:style-name="T35">dog3</text:span><text:span text:style-name="T13">;</text:span></text:p>
      <text:p text:style-name="P23"><text:tab/><text:tab/></text:p>
      <text:p text:style-name="P22"><text:span text:style-name="T13"><text:tab/><text:tab/></text:span><text:span text:style-name="T36">//Obtain all the values using ordinal</text:span></text:p>
      <text:p text:style-name="P22"><text:span text:style-name="T13"><text:tab/><text:tab/>System.</text:span><text:span text:style-name="T34">out</text:span><text:span text:style-name="T13">.println(</text:span><text:span text:style-name="T38">"Ordinal values for all dogs are"</text:span><text:span text:style-name="T13">);</text:span></text:p>
      <text:p text:style-name="P22"><text:span text:style-name="T13"><text:tab/><text:tab/>System.</text:span><text:span text:style-name="T34">out</text:span><text:span text:style-name="T13">.println();</text:span></text:p>
      <text:p text:style-name="P22"><text:span text:style-name="T13"><text:tab/><text:tab/></text:span><text:span text:style-name="T29">for</text:span><text:span text:style-name="T13">(Dog </text:span><text:span text:style-name="T35">d</text:span><text:span text:style-name="T13"> : Dog.</text:span><text:span text:style-name="T18">values</text:span><text:span text:style-name="T13">())</text:span></text:p>
      <text:p text:style-name="P22"><text:span text:style-name="T13"><text:tab/><text:tab/><text:tab/>System.</text:span><text:span text:style-name="T34">out</text:span><text:span text:style-name="T13">.println(</text:span><text:span text:style-name="T35">d</text:span><text:span text:style-name="T13">+</text:span><text:span text:style-name="T38">"'s ordinal value is : "</text:span><text:span text:style-name="T13">+</text:span><text:span text:style-name="T35">d</text:span><text:span text:style-name="T13">.ordinal());</text:span></text:p>
      <text:p text:style-name="P23"><text:tab/><text:tab/></text:p>
      <text:p text:style-name="P22"><text:span text:style-name="T13"><text:tab/><text:tab/></text:span><text:span text:style-name="T35">dog1</text:span><text:span text:style-name="T13"> = Dog.</text:span><text:span text:style-name="T34">BULLDOG</text:span><text:span text:style-name="T13">;</text:span></text:p>
      <text:p text:style-name="P22"><text:span text:style-name="T13"><text:tab/><text:tab/></text:span><text:span text:style-name="T35">dog2</text:span><text:span text:style-name="T13"> = Dog.</text:span><text:span text:style-name="T34">LABRADOR</text:span><text:span text:style-name="T13">;</text:span></text:p>
      <text:p text:style-name="P22"><text:span text:style-name="T13"><text:tab/><text:tab/></text:span><text:span text:style-name="T35">dog3</text:span><text:span text:style-name="T13"> = Dog.</text:span><text:span text:style-name="T34">BULLDOG</text:span><text:span text:style-name="T13">;</text:span></text:p>
      <text:p text:style-name="P23"><text:tab/><text:tab/></text:p>
      <text:p text:style-name="P22"><text:span text:style-name="T13"><text:tab/><text:tab/></text:span><text:span text:style-name="T36">//Demonstrate compareTo() and equals()</text:span></text:p>
      <text:p text:style-name="P23"><text:tab/><text:tab/></text:p>
      <text:p text:style-name="P22"><text:span text:style-name="T13"><text:tab/><text:tab/>System.</text:span><text:span text:style-name="T34">out</text:span><text:span text:style-name="T13">.println();</text:span></text:p>
      <text:p text:style-name="P23"><text:tab/><text:tab/></text:p>
      <text:p text:style-name="P22"><text:span text:style-name="T13"><text:tab/><text:tab/></text:span><text:span text:style-name="T29">if</text:span><text:span text:style-name="T13">(</text:span><text:span text:style-name="T35">dog1</text:span><text:span text:style-name="T13">.compareTo(</text:span><text:span text:style-name="T35">dog2</text:span><text:span text:style-name="T13">) &lt; 0)</text:span><text:span text:style-name="T36">//2-0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comes before "</text:span><text:span text:style-name="T13">+ </text:span><text:span text:style-name="T35">dog2</text:span><text:span text:style-name="T13">);</text:span></text:p>
      <text:p text:style-name="P23"><text:tab/><text:tab/></text:p>
      <text:p text:style-name="P22"><text:span text:style-name="T13"><text:tab/><text:tab/></text:span><text:span text:style-name="T29">if</text:span><text:span text:style-name="T13">(</text:span><text:span text:style-name="T35">dog1</text:span><text:span text:style-name="T13">.compareTo(</text:span><text:span text:style-name="T35">dog2</text:span><text:span text:style-name="T13">) &gt; 0)</text:span><text:span text:style-name="T36">//2-0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2</text:span><text:span text:style-name="T13">+</text:span><text:span text:style-name="T38">" comes before "</text:span><text:span text:style-name="T13">+ </text:span><text:span text:style-name="T35">dog1</text:span><text:span text:style-name="T13">);</text:span></text:p>
      <text:p text:style-name="P23"><text:tab/><text:tab/></text:p>
      <text:p text:style-name="P22"><text:span text:style-name="T13"><text:tab/><text:tab/></text:span><text:span text:style-name="T29">if</text:span><text:span text:style-name="T13">(</text:span><text:span text:style-name="T35">dog1</text:span><text:span text:style-name="T13">.compareTo(</text:span><text:span text:style-name="T35">dog3</text:span><text:span text:style-name="T13">) == 0)</text:span><text:span text:style-name="T36">//2-2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equals "</text:span><text:span text:style-name="T13">+ </text:span><text:span text:style-name="T35">dog3</text:span><text:span text:style-name="T13">);</text:span></text:p>
      <text:p text:style-name="P23"><text:tab/><text:tab/></text:p>
      <text:p text:style-name="P22"><text:span text:style-name="T13"><text:tab/><text:tab/>System.</text:span><text:span text:style-name="T34">out</text:span><text:span text:style-name="T13">.println();</text:span></text:p>
      <text:p text:style-name="P23"><text:tab/><text:tab/></text:p>
      <text:p text:style-name="P22"><text:span text:style-name="T13"><text:tab/><text:tab/></text:span><text:span text:style-name="T29">if</text:span><text:span text:style-name="T13">(</text:span><text:span text:style-name="T35">dog1</text:span><text:span text:style-name="T13">.equals(</text:span><text:span text:style-name="T35">dog2</text:span><text:span text:style-name="T13">))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is "</text:span><text:span text:style-name="T13">+</text:span><text:span text:style-name="T35">dog2</text:span><text:span text:style-name="T13">);</text:span></text:p>
      <text:p text:style-name="P22"><text:span text:style-name="T13"><text:tab/><text:tab/></text:span><text:span text:style-name="T29">else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isn't "</text:span><text:span text:style-name="T13">+</text:span><text:span text:style-name="T35">dog2</text:span><text:span text:style-name="T13">);</text:span></text:p>
      <text:p text:style-name="P23"><text:tab/><text:tab/></text:p>
      <text:p text:style-name="P22"><text:span text:style-name="T13"><text:tab/><text:tab/></text:span><text:span text:style-name="T29">if</text:span><text:span text:style-name="T13">(</text:span><text:span text:style-name="T35">dog1</text:span><text:span text:style-name="T13">.equals(</text:span><text:span text:style-name="T35">dog3</text:span><text:span text:style-name="T13">))</text:span></text:p>
      <text:p text:style-name="P22"><text:soft-page-break/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is "</text:span><text:span text:style-name="T13">+</text:span><text:span text:style-name="T35">dog3</text:span><text:span text:style-name="T13">);</text:span></text:p>
      <text:p text:style-name="P22"><text:span text:style-name="T13"><text:tab/><text:tab/></text:span><text:span text:style-name="T29">else</text:span></text:p>
      <text:p text:style-name="P22"><text:span text:style-name="T13"><text:tab/><text:tab/><text:tab/>System.</text:span><text:span text:style-name="T34">out</text:span><text:span text:style-name="T13">.println(</text:span><text:span text:style-name="T35">dog1</text:span><text:span text:style-name="T13">+</text:span><text:span text:style-name="T38">" isn't "</text:span><text:span text:style-name="T13">+</text:span><text:span text:style-name="T35">dog3</text:span><text:span text:style-name="T13">);</text:span></text:p>
      <text:p text:style-name="P23"><text:tab/>}</text:p>
      <text:p text:style-name="P22"/>
      <text:p text:style-name="P23">}</text:p>
      <text:p text:style-name="P30">Output:</text:p>
      <text:p text:style-name="P29">Ordinal values for all dogs are</text:p>
      <text:p text:style-name="P28"/>
      <text:p text:style-name="P29">LABRADOR's ordinal value is : 0</text:p>
      <text:p text:style-name="P29">GERMANSHEPHERD's ordinal value is : 1</text:p>
      <text:p text:style-name="P29">BULLDOG's ordinal value is : 2</text:p>
      <text:p text:style-name="P29">DOBERMAN's ordinal value is : 3</text:p>
      <text:p text:style-name="P29">ROTTWEILER's ordinal value is : 4</text:p>
      <text:p text:style-name="P28"/>
      <text:p text:style-name="P29">LABRADOR comes before BULLDOG</text:p>
      <text:p text:style-name="P29">BULLDOG equals BULLDOG</text:p>
      <text:p text:style-name="P28"/>
      <text:p text:style-name="P29">BULLDOG isn't LABRADOR</text:p>
      <text:p text:style-name="P29">BULLDOG is BULLDOG</text:p>
      <text:p text:style-name="P29"/>
      <text:p text:style-name="P29">BULLDOG</text:p>
      <text:p text:style-name="P29"/>
      <text:p text:style-name="P21"><text:tab/>As we can see above dog1.compareTo(dog2) methods compare the ordinal values of dog1 and dog2 <text:tab/>and returns positive if dog1&gt;dog2, 0 if dog1=dog2 and negative if dog1&lt;dog2. The other method <text:tab/>equal() <text:tab/>compares values contained in e1 and e2 and returns a boolean true or false. Also there is a <text:tab/>name() <text:tab/>method in Enum class which returns the value contained in enum reference on which it is <text:tab/>called.</text:p>
      <text:p text:style-name="P29"/>
      <text:p text:style-name="P16"/>
      <text:p text:style-name="P16"/>
      <text:p text:style-name="P4"/>
      <text:p text:style-name="P4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Palatino-Bold" svg:font-family="Palatino-Bold"/>
    <style:font-face style:name="Palatino-Roman" svg:font-family="Palatino-Roman"/>
    <style:font-face style:name="Palatino-Italic" svg:font-family="Palatino-Italic" style:font-family-generic="script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nt Joshi</meta:initial-creator>
    <meta:creation-date>2016-05-31T17:45:00.65</meta:creation-date>
    <dc:date>2016-07-29T02:56:17.35</dc:date>
    <dc:creator>Jayant Joshi</dc:creator>
    <meta:editing-duration>PT2H34M48S</meta:editing-duration>
    <meta:editing-cycles>70</meta:editing-cycles>
    <meta:generator>OpenOffice/4.1.2$Win32 OpenOffice.org_project/412m3$Build-9782</meta:generator>
    <meta:document-statistic meta:table-count="0" meta:image-count="0" meta:object-count="0" meta:page-count="6" meta:paragraph-count="217" meta:word-count="1120" meta:character-count="7844"/>
  </office:meta>
</office:document-meta>
</file>